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09F3C3EFB92AFE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000000005560000030009F3C3EFB92AFE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07:11:05.047000000</meta:creation-date>
    <dc:date>2020-05-01T07:11:21.903000000</dc:date>
    <meta:editing-duration>PT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3.2$Windows_X86_64 LibreOffice_project/747b5d0ebf89f41c860ec2a39efd7cb15b54f2d8</meta:generator>
  </office:meta>
</office:document-meta>
</file>